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16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Representantes dos grupos sociais</text:p>
          </table:table-cell>
          <table:table-cell table:style-name="ce1" office:value-type="string" calcext:value-type="string">
            <text:p>Número de classificação do grupo</text:p>
          </table:table-cell>
          <table:table-cell table:style-name="ce1" office:value-type="string" calcext:value-type="string">
            <text:p>Contato 1</text:p>
          </table:table-cell>
          <table:table-cell table:style-name="ce1" office:value-type="string" calcext:value-type="string">
            <text:p>Contato 2</text:p>
          </table:table-cell>
          <table:table-cell table:style-name="ce1" office:value-type="string" calcext:value-type="string">
            <text:p>Contato 3</text:p>
          </table:table-cell>
        </table:table-row>
        <table:table-row table:style-name="ro1">
          <table:table-cell/>
          <table:table-cell office:value-type="string" calcext:value-type="string">
            <text:p>1-indígen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indígen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indígen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indígen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-indígena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-mulhe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-mulhe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-mulhe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-mulhe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-mulher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-LGBTQIA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-LGBTQIA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-LGBTQIA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-LGBTQIA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3-LGBTQIA+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-negras(o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-negras(o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-negras(o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-negras(os)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4-negras(os)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2:24:01.24861727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2:21:03.626554043</meta:creation-date>
    <dc:date>2022-07-21T12:37:05.874316745</dc:date>
    <meta:editing-duration>PT15M38S</meta:editing-duration>
    <meta:editing-cycles>3</meta:editing-cycles>
    <meta:generator>LibreOffice/6.4.7.2$Linux_X86_64 LibreOffice_project/40$Build-2</meta:generator>
    <meta:document-statistic meta:table-count="1" meta:cell-count="25" meta:object-count="0"/>
  </office:meta>
</office:document-meta>
</file>